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Utils.availableLocal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Utils.Locale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Utils.localeLookupList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Utils.isAvailable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Utils.localeLookupList( Locale locale , Locale defaultLoca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caleUtils.toLocale( String str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5">
            <text:p text:style-name="Table_20_Contents">2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LocaleUtils.countriesByLanguage( String languageCod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ocaleUtils.availableLocal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caleUtils.languagesByCountry( String countryCod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